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alladio Uralic" svg:font-family="'Palladio Ura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2d07" officeooo:paragraph-rsid="00032d0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2d07" officeooo:paragraph-rsid="00032d0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8490" officeooo:paragraph-rsid="0003849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8490" officeooo:paragraph-rsid="0008b37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da6c" officeooo:paragraph-rsid="0006da6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8b376" officeooo:paragraph-rsid="0008b37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ee0e" officeooo:paragraph-rsid="000bee0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ce67" officeooo:paragraph-rsid="000ece67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0ece67" officeooo:paragraph-rsid="000ece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fe0b3" officeooo:paragraph-rsid="000fe0b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0a159" officeooo:paragraph-rsid="0010a15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83633" officeooo:paragraph-rsid="00183633" style:font-weight-asian="normal" style:font-weight-complex="normal"/>
    </style:style>
    <style:style style:name="P13" style:family="paragraph" style:parent-style-name="Standard">
      <style:paragraph-properties fo:line-height="200%" fo:text-align="start" style:justify-single-word="false"/>
      <style:text-properties fo:font-weight="normal" officeooo:rsid="0018a4ed" officeooo:paragraph-rsid="0018a4ed" style:font-weight-asian="normal" style:font-weight-complex="normal"/>
    </style:style>
    <style:style style:name="P14" style:family="paragraph" style:parent-style-name="Standard">
      <style:paragraph-properties fo:line-height="200%" fo:text-align="start" style:justify-single-word="false"/>
      <style:text-properties fo:font-weight="normal" officeooo:rsid="001b299f" officeooo:paragraph-rsid="0018a4ed" style:font-weight-asian="normal" style:font-weight-complex="normal"/>
    </style:style>
    <style:style style:name="P15" style:family="paragraph" style:parent-style-name="Standard">
      <style:paragraph-properties fo:line-height="200%" fo:text-align="start" style:justify-single-word="false"/>
      <style:text-properties fo:font-weight="normal" officeooo:rsid="001b299f" officeooo:paragraph-rsid="001b299f" style:font-weight-asian="normal" style:font-weight-complex="normal"/>
    </style:style>
    <style:style style:name="P16" style:family="paragraph" style:parent-style-name="Standard">
      <style:paragraph-properties fo:line-height="200%" fo:text-align="start" style:justify-single-word="false"/>
      <style:text-properties fo:font-weight="normal" officeooo:rsid="001c0248" officeooo:paragraph-rsid="001c024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bold" officeooo:rsid="0010a159" officeooo:paragraph-rsid="0010a159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10a159" officeooo:paragraph-rsid="0010a15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0d754" officeooo:paragraph-rsid="0010d75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125415" officeooo:paragraph-rsid="0012541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13acd5" officeooo:paragraph-rsid="0013acd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13acd5" officeooo:paragraph-rsid="0017e45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17e45b" officeooo:paragraph-rsid="0017e45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200%" fo:text-align="start" style:justify-single-word="false"/>
      <style:text-properties style:font-name="Palladio Uralic" fo:font-size="14pt" fo:font-style="normal" fo:font-weight="normal" officeooo:rsid="0048d5f9" officeooo:paragraph-rsid="0018a4ed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line-height="200%" fo:text-align="start" style:justify-single-word="false"/>
      <style:text-properties style:font-name="Palladio Uralic" fo:font-size="14pt" fo:font-style="normal" fo:font-weight="normal" officeooo:rsid="0018a4ed" officeooo:paragraph-rsid="0018a4e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normal" officeooo:rsid="000fe0b3" officeooo:paragraph-rsid="000fe0b3" style:font-weight-asian="normal" style:font-weight-complex="normal"/>
    </style:style>
    <style:style style:name="P2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normal" officeooo:rsid="00183633" officeooo:paragraph-rsid="00183633" style:font-weight-asian="normal" style:font-weight-complex="normal"/>
    </style:style>
    <style:style style:name="P28" style:family="paragraph" style:parent-style-name="Standard">
      <style:paragraph-properties fo:line-height="200%" fo:text-align="start" style:justify-single-word="false" fo:padding="0.0291in" fo:border-left="none" fo:border-right="none" fo:border-top="none" fo:border-bottom="0.06pt solid #000000" style:join-border="false"/>
      <style:text-properties fo:font-weight="normal" officeooo:rsid="001b299f" officeooo:paragraph-rsid="0018a4ed" style:font-weight-asian="normal" style:font-weight-complex="normal"/>
    </style:style>
    <style:style style:name="P2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tyle="normal" fo:font-weight="normal" officeooo:rsid="0017e45b" officeooo:paragraph-rsid="0017e45b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6.4008in" fo:margin-right="0in" fo:text-align="start" style:justify-single-word="false" fo:text-indent="0in" style:auto-text-indent="false"/>
      <style:text-properties fo:font-style="normal" fo:font-weight="normal" officeooo:rsid="00125415" officeooo:paragraph-rsid="00125415" style:font-style-asian="normal" style:font-weight-asian="normal" style:font-style-complex="normal" style:font-weight-complex="normal"/>
    </style:style>
    <style:style style:name="T1" style:family="text">
      <style:text-properties style:text-position="super 58%" fo:font-weight="normal" officeooo:rsid="00038490" style:font-weight-asian="normal" style:font-weight-complex="normal"/>
    </style:style>
    <style:style style:name="T2" style:family="text">
      <style:text-properties officeooo:rsid="0006da6c"/>
    </style:style>
    <style:style style:name="T3" style:family="text">
      <style:text-properties officeooo:rsid="000a1975"/>
    </style:style>
    <style:style style:name="T4" style:family="text">
      <style:text-properties officeooo:rsid="000d66c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66c6" style:font-style-asian="italic" style:font-style-complex="italic"/>
    </style:style>
    <style:style style:name="T7" style:family="text">
      <style:text-properties officeooo:rsid="000dc10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officeooo:rsid="00038490" style:font-weight-asian="normal" style:font-weight-complex="normal"/>
    </style:style>
    <style:style style:name="T10" style:family="text">
      <style:text-properties officeooo:rsid="0010d754"/>
    </style:style>
    <style:style style:name="T11" style:family="text">
      <style:text-properties officeooo:rsid="00188c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cks</text:p>
      <text:p text:style-name="P2">Names:</text:p>
      <text:p text:style-name="P2">- Michel Foucault</text:p>
      <text:p text:style-name="P2"><text:tab/>- “All my analyses are against the idea of universal necessities in human existence. Such <text:tab/>necessities must be swept aside as baggage from the past: 'It is meaningless to speak in the <text:tab/>name of – or against – Reason, Truth, or Knowledge.'”</text:p>
      <text:p text:style-name="P2">- Jacques Foucault</text:p>
      <text:p text:style-name="P2">- Jean-Francois Lyotard</text:p>
      <text:p text:style-name="P2">- Richard Rorty</text:p>
      <text:p text:style-name="P2">- Stanley Fish, Frank Lentricchia</text:p>
      <text:p text:style-name="P2">- Catharine MacKinnon</text:p>
      <text:p text:style-name="P2">- Andrea Dworkin</text:p>
      <text:p text:style-name="P2"><text:tab/>- “Women have been chattels to men as wives, as prostitutes, as sexual and reproductive <text:tab/>servants. Being ownedd and being fucked are or have been virtually synonymous experiences in <text:tab/>the lives of women. He owns you; he fucks you. The fucking conveys the quality of ownership: <text:tab/>he owns you inside out.”</text:p>
      <text:p text:style-name="P2">- Jacques Lacan</text:p>
      <text:p text:style-name="P2">- Robert Venturi, Andreas Huyssen</text:p>
      <text:p text:style-name="P2">- Luce Irigaray</text:p>
      <text:p text:style-name="P3"/>
      <text:p text:style-name="P3">Postmodernism: </text:p>
      <text:p text:style-name="P3">- anti-realist – impossible to speak meaningfully about an independently existing reality</text:p>
      <text:p text:style-name="P3"><text:tab/>- substitutes in a social-linguistic, constructionist account of reality</text:p>
      <text:p text:style-name="P3">- denies reason or any other method is a means or acquiring objective knowledge of that reality</text:p>
      <text:p text:style-name="P3">- emphasizes subjectivity, conventionality and incommensurability of social-linguistic constructs</text:p>
      <text:p text:style-name="P3">- rejects an independently existing reality</text:p>
      <text:p text:style-name="P3">- social identities constructed through group membership: racial, ethnic, sex / gender, ethnicity, class, wealth, etc</text:p>
      <text:p text:style-name="P3">- emphasis on conflicts between groiups</text:p>
      <text:p text:style-name="P3">- conflicts are resolved primarily by the use of force, whether masked or naked. The use of force in turn kleads to relations of dominance, submission and oppression</text:p>
      <text:p text:style-name="P3">- sympathy with oppressed groups &amp; willingness to enter the fray on their behalf</text:p>
      <text:p text:style-name="P3"/>
      <text:p text:style-name="P3">War against modernism</text:p>
      <text:p text:style-name="P3">where did it begin?</text:p>
      <text:p text:style-name="P3">- Francis Bacon and Rene Descarts – late 1500s, early to mid 1600s</text:p>
      <text:p text:style-name="Standard"><text:span text:style-name="T9">- John Locke – 16</text:span><text:span text:style-name="T1">th</text:span><text:span text:style-name="T9"> &amp; 17</text:span><text:span text:style-name="T1">th</text:span><text:span text:style-name="T9"> centuries</text:span></text:p>
      <text:p text:style-name="P3">- <text:span text:style-name="T2">confidence in reason .. Locke – individualism</text:span></text:p>
      <text:p text:style-name="P3">- <text:span text:style-name="T2">human autonomy, human capacity for forming one's own character</text:span></text:p>
      <text:p text:style-name="P3">- <text:span text:style-name="T2">in conflict with pre-modern emphasis upon dependence and original sin</text:span></text:p>
      <text:p text:style-name="P3"/>
      <text:p text:style-name="P5">Modern thinkers emphasize the individual, seeing the individual as the unit </text:p>
      <text:p text:style-name="P5">of reality, holding that the individual’s mind is sovereign, and that </text:p>
      <text:p text:style-name="P5">the individual is the unit of value—in contrast to the pre-modernist</text:p>
      <text:p text:style-name="P5">feudal subordination of the individual to higher political, social, or </text:p>
      <text:p text:style-name="P5">religious realities and authorities. 13</text:p>
      <text:p text:style-name="P3"/>
      <text:p text:style-name="P3"/>
      <text:p text:style-name="P6">pre-modern medieval worldview <text:s/>and modern Enlightenment – coherent, comprehensive and entirely <text:soft-page-break/>opposed accounts of reality and the place of human beings w/in it</text:p>
      <text:p text:style-name="P6"/>
      <text:p text:style-name="P6">Medievalism – 400 CE to 1400 CE</text:p>
      <text:p text:style-name="P6">- faith, mysticism, intellectual authoritarianism</text:p>
      <text:p text:style-name="P6"/>
      <text:p text:style-name="P6">Descartes account of reason – rationalist</text:p>
      <text:p text:style-name="P6">Bacon / Locke – empiricist</text:p>
      <text:p text:style-name="P6"/>
      <text:p text:style-name="P6">– reason → central, objective, competent</text:p>
      <text:p text:style-name="P6">→ Enlightenment project followed</text:p>
      <text:p text:style-name="P6"/>
      <text:p text:style-name="P6">if reason is faculty of individual, then individualism becomes key in ethics</text:p>
      <text:p text:style-name="P6">- Locke: A Letter Concerning Toleration, Two Treatises of Government</text:p>
      <text:p text:style-name="P6"><text:tab/>human capacity for reason → ethical individualism &amp; its social consequences</text:p>
      <text:p text:style-name="P6"><text:tab/>social consequences: prohibition of force against another's independent judgment or action, </text:p>
      <text:p text:style-name="P6"><text:tab/><text:tab/>individual rights, political equality, limits on government power, religious toleration</text:p>
      <text:p text:style-name="P6"/>
      <text:p text:style-name="P6">- led to Enlightenment's contributions to laying the foundations to science</text:p>
      <text:p text:style-name="P6">- liberal democracy → individual freedom w/ decentralized political power</text:p>
      <text:p text:style-name="P7">- capitalist economics – individuals should be free to make own decisions about production, consumption, trade, occupation, etc</text:p>
      <text:p text:style-name="P7">- <text:span text:style-name="T4">Adam Smith – </text:span><text:span text:style-name="T6">Wealth of Nations</text:span></text:p>
      <text:p text:style-name="P7">- <text:span text:style-name="T7">the rise of engineering and technology, Industrial revolution</text:span></text:p>
      <text:p text:style-name="P7"/>
      <text:p text:style-name="P6">- <text:span text:style-name="T3">focus on individualism conflicts with focus on socio-linguistic group constructs, so with modern thinking came an elimination of slavery and a marked decrease in racism and sexism</text:span></text:p>
      <text:p text:style-name="P4"/>
      <text:p text:style-name="P3"/>
      <text:p text:style-name="P8">Chart 1.2: The Enlightenment Vision </text:p>
      <text:p text:style-name="P8"><text:tab/><text:tab/><text:tab/>Liberalism </text:p>
      <text:p text:style-name="P8"><text:tab/><text:tab/><text:tab/>1688 England </text:p>
      <text:p text:style-name="P8"><text:tab/><text:tab/><text:tab/><text:tab/><text:tab/>Freedom </text:p>
      <text:p text:style-name="P8"><text:tab/><text:tab/><text:tab/><text:tab/><text:tab/>See * below </text:p>
      <text:p text:style-name="P8"><text:tab/><text:tab/><text:tab/>1776 United States </text:p>
      <text:p text:style-name="P8"><text:tab/>Individualism </text:p>
      <text:p text:style-name="P8"><text:tab/><text:tab/><text:tab/>1789 France </text:p>
      <text:p text:style-name="P8"><text:tab/>1689/90 Locke </text:p>
      <text:p text:style-name="P8"><text:tab/><text:tab/><text:tab/>Capitalism </text:p>
      <text:p text:style-name="P8"><text:tab/><text:tab/><text:tab/><text:tab/><text:tab/>Wealth </text:p>
      <text:p text:style-name="P8"><text:tab/><text:tab/><text:tab/>1776 Adam Smith </text:p>
      <text:p text:style-name="P8">Reason </text:p>
      <text:p text:style-name="P8"><text:tab/><text:tab/><text:tab/><text:tab/><text:tab/><text:tab/>Happiness/ Progress </text:p>
      <text:p text:style-name="P8">1620 Bacon </text:p>
      <text:p text:style-name="P8">1641 Descartes <text:tab/>Engineering </text:p>
      <text:p text:style-name="P8">1690 Locke</text:p>
      <text:p text:style-name="P8"><text:tab/><text:tab/><text:tab/>1769 James Watt </text:p>
      <text:p text:style-name="P8"><text:tab/><text:tab/><text:tab/><text:tab/><text:tab/>Material </text:p>
      <text:p text:style-name="P8"><text:tab/><text:tab/><text:tab/><text:tab/><text:tab/>goods </text:p>
      <text:p text:style-name="P8"><text:tab/><text:tab/><text:tab/>1750- Industrial Revolution </text:p>
      <text:p text:style-name="P8"><text:soft-page-break/><text:tab/>Science </text:p>
      <text:p text:style-name="P8"><text:tab/>1666/75 Newton, Leibniz </text:p>
      <text:p text:style-name="P8"><text:tab/>1687 Newton </text:p>
      <text:p text:style-name="P8"><text:tab/><text:tab/><text:tab/>Medicine </text:p>
      <text:p text:style-name="P9"><text:tab/><text:tab/><text:tab/><text:tab/><text:tab/>Health </text:p>
      <text:p text:style-name="P8"><text:tab/><text:tab/><text:tab/>1796 Jenner </text:p>
      <text:p text:style-name="P8"><text:tab/><text:tab/><text:tab/>1789 Lavoisier</text:p>
      <text:p text:style-name="P8"/>
      <text:p text:style-name="P8">* 1764 Beccaria, On Crimes and Punishment </text:p>
      <text:p text:style-name="P8">1780s: Last witches burned legally in Europe </text:p>
      <text:p text:style-name="P8">1784 American Society for Abolition of Slavery </text:p>
      <text:p text:style-name="P8">1787 British Society for Abolition of Slave Trade </text:p>
      <text:p text:style-name="P8">1788 French Societé des Amis des Noirs </text:p>
      <text:p text:style-name="P8">1792 Wollestonecraft, Vindication of the Rights of Women</text:p>
      <text:p text:style-name="P8"/>
      <text:p text:style-name="P8"/>
      <text:p text:style-name="P10">Postmodernism attacks modernism by attacking its essential philosophical themes:</text:p>
      <text:p text:style-name="P10">- rejects reason, individualism</text:p>
      <text:p text:style-name="P10">- attacks all consequences of the Enlightenment, from capitalism to liberal forms of government to science and technollogy</text:p>
      <text:p text:style-name="P10"/>
      <text:p text:style-name="P10">natural reality vs. anti-realism</text:p>
      <text:p text:style-name="P10">experience and reason vs. linguistic social subjectivism</text:p>
      <text:p text:style-name="P10">individual identity and autonomy vs. group-isms</text:p>
      <text:p text:style-name="P11">human interests fundamentally harmonious &amp; tending towards mutually-beneficial interaction vs. conflict &amp; oppression</text:p>
      <text:p text:style-name="P11">individualism in values, markets &amp; politics vs. communalism, solidarity &amp; egalitarian restraints</text:p>
      <text:p text:style-name="P11">prizing scientific &amp; tech achievements vs. suspicion tendign towards outright hostility</text:p>
      <text:p text:style-name="P11"/>
      <text:p text:style-name="P17">academic themes:</text:p>
      <text:p text:style-name="P18">- rejects that literary texts have true interpretations / meanings</text:p>
      <text:p text:style-name="P18">- focuses on ethnicity, gender, race, &amp; other group membership of authoritarianism</text:p>
      <text:p text:style-name="P18">- goal of literary critiques is to deconstruct to identify the author's class / group interests</text:p>
      <text:p text:style-name="P18"/>
      <text:p text:style-name="P18">in law</text:p>
      <text:p text:style-name="P18">- legal pragmatism – any abstract and universal theory of law is to be distrusted</text:p>
      <text:p text:style-name="P18"><text:tab/>- theories are worthwhile only to the extent that they provide the lawyer or judge with useful <text:tab/><text:tab/><text:tab/>verbal tools</text:p>
      <text:p text:style-name="P18">- critical legal theory – <text:span text:style-name="T10">legal constitutions and precendents are essentially indeterminate. So-called objectivity and neutrality of legal reasoning are frauds. All decisions are subjective and driven by preference and politics.</text:span></text:p>
      <text:p text:style-name="P18"/>
      <text:p text:style-name="P19">It is assumed the law is a cover for advancing white male interests</text:p>
      <text:p text:style-name="P19"/>
      <text:p text:style-name="P19">education's purpose is not to produce an adult capable of functioning independently in the world. Oppression in the education system benefits whites, males and the rich at everyones expense</text:p>
      <text:p text:style-name="P19"/>
      <text:p text:style-name="P19">education should, instead, focus on works by non-whites, females and the poor</text:p>
      <text:p text:style-name="P19">history should focus on the historical crimes of whites, males and the rich</text:p>
      <text:p text:style-name="P19"><text:soft-page-break/>scientific reasoning is only 1 way of knowing and is no better at discovering truth than ny other way</text:p>
      <text:p text:style-name="P18"/>
      <text:p text:style-name="P18"/>
      <text:p text:style-name="P19">Postmodern cultural themes </text:p>
      <text:p text:style-name="P19">These broad academic themes in turn inform our more specific </text:p>
      <text:p text:style-name="P19">cultural debates. </text:p>
      <text:p text:style-name="P19"> Whether the Western canon of great books is a distillation of the </text:p>
      <text:p text:style-name="P19">best of the West and reflective of a multi-faceted debate—or </text:p>
      <text:p text:style-name="P19">whether it is ideologically narrow, exclusive, and intolerant. </text:p>
      <text:p text:style-name="P19"> Whether Christopher Columbus was a modern hero, bringing </text:p>
      <text:p text:style-name="P19">two worlds together to their mutual benefit—or whether he was an </text:p>
      <text:p text:style-name="P19">insensitive, smugly superior point man for European imperialism, </text:p>
      <text:p text:style-name="P19">bringing armed force that rammed European religion and values </text:p>
      <text:p text:style-name="P19">down indigenous cultures’ throats. </text:p>
      <text:p text:style-name="P19"> Whether the United States of America is progressive on liberty, </text:p>
      <text:p text:style-name="P19">equalities, and opportunities for everyone—or whether it is sexist, </text:p>
      <text:p text:style-name="P19">racist, and class-bound, e.g., using its mass market pornography </text:p>
      <text:p text:style-name="P19">and glass ceilings to keep women in their place. </text:p>
      <text:p text:style-name="P19"> Whether our ambivalence over affirmative action programs </text:p>
      <text:p text:style-name="P19">reflects a strong desire to be fair to all parties—or whether those </text:p>
      <text:p text:style-name="P19">programs are merely a cynical bone thrown to women and </text:p>
      <text:p text:style-name="P19">minorities until they seem to be helping, at which point there is a </text:p>
      <text:p text:style-name="P19">violent reaction by the status quo.</text:p>
      <text:p text:style-name="P19"> Whether social conflicts should be defused by encouraging the </text:p>
      <text:p text:style-name="P19">principle that individuals should be judged according to their </text:p>
      <text:p text:style-name="P19">individual merits and not according to morally irrelevant features </text:p>
      <text:p text:style-name="P19">such as race or sex—or whether group identities should be affirmed </text:p>
      <text:p text:style-name="P19">and celebrated, and whether those who balk at doing so should be </text:p>
      <text:p text:style-name="P19">sent for mandatory sensitivity training. </text:p>
      <text:p text:style-name="P19"> Whether life in the West, and especially America, is improving, </text:p>
      <text:p text:style-name="P19">with average longevity and wealth increasing in each generation— </text:p>
      <text:p text:style-name="P19">or whether Amerika has abandoned its urban underclass and </text:p>
      <text:p text:style-name="P19">fostered a bland consumerist culture of shopping malls and sub- </text:p>
      <text:p text:style-name="P19">urban sprawl. </text:p>
      <text:p text:style-name="P19"> Whether the liberal West is leading the rest of the world to a </text:p>
      <text:p text:style-name="P19">freer and more prosperous future—or whether its heavy-handed </text:p>
      <text:p text:style-name="P19">intrusiveness in foreign policy and its command of the international </text:p>
      <text:p text:style-name="P19">financial markets are exporting its McJobs to non-Western nations, </text:p>
      <text:p text:style-name="P19">locking them into the System and destroying their indigenous </text:p>
      <text:p text:style-name="P19">cultures. </text:p>
      <text:p text:style-name="P19"> Whether science and technology are good for all, extending our </text:p>
      <text:p text:style-name="P19">knowledge of the universe and making the world healthier, cleaner, </text:p>
      <text:p text:style-name="P19">and more productive—or whether science betrays its elitism, </text:p>
      <text:p text:style-name="P19">sexism, and destructiveness by making the speed of light the fastest </text:p>
      <text:p text:style-name="P19">phenomenon, thereby unfairly privileging it over other speeds—by </text:p>
      <text:p text:style-name="P19">having chosen the phallic symbol i to represent the square root of </text:p>
      <text:p text:style-name="P19">negative one—by asserting its desire to “conquer” nature and </text:p>
      <text:p text:style-name="P19">“penetrate” her secrets—and, having done so, by having its </text:p>
      <text:p text:style-name="P19">technology consummate the rape by building bigger and longer </text:p>
      <text:p text:style-name="P19"><text:soft-page-break/>missiles to blow things up. </text:p>
      <text:p text:style-name="P19"> And whether, in general, liberalism, free markets, technology, </text:p>
      <text:p text:style-name="P19">and cosmopolitanism are social achievements that can be enjoyed </text:p>
      <text:p text:style-name="P19">by all cultures—or whether non-Western cultures, since they live </text:p>
      <text:p text:style-name="P19">simply and in harmony with nature, are superior—and whether the </text:p>
      <text:p text:style-name="P19">West is arrogantly blind to that fact, being elitist and imperialistic</text:p>
      <text:p text:style-name="P19">imposing its capitalism, its science and technology, and its ideology </text:p>
      <text:p text:style-name="P19">upon other cultures and an increasingly fragile ecosystem.</text:p>
      <text:p text:style-name="P19"/>
      <text:p text:style-name="P19"/>
      <text:p text:style-name="P19">Concepts such as “truth”, “reality”, “reason”, “equality” etc always appear in quotes, for the following reasons:</text:p>
      <text:p text:style-name="P19">- “Truth” is a myth</text:p>
      <text:p text:style-name="P19">- “Reason” is a white male Eurocentric constructs</text:p>
      <text:p text:style-name="P19">- “Equality” is a mask for oppressions</text:p>
      <text:p text:style-name="P19"/>
      <text:p text:style-name="P20">Contemporary second-tier postmodernists, when look- </text:p>
      <text:p text:style-name="P20">ing for philosophical support, cite Rorty, Foucault, Lyotard, and </text:p>
      <text:p text:style-name="P20">Derrida. Those figures in turn, when looking for heavy-duty </text:p>
      <text:p text:style-name="P20">philosophical support, cite Martin Heidegger, Ludwig Wittgen- </text:p>
      <text:p text:style-name="P20">stein, Friedrich Nietzsche, and Karl Marx—the modern world’s </text:p>
      <text:p text:style-name="P20">most trenchant critics and its most prophetic voices about the new </text:p>
      <text:p text:style-name="P20">direction. Those figures in turn cite Georg Hegel, Arthur </text:p>
      <text:p text:style-name="P20">Schopenhauer, Immanuel Kant, and to a lesser extent David Hume.</text:p>
      <text:p text:style-name="P18"/>
      <text:p text:style-name="P20">Immanuel Kant:</text:p>
      <text:p text:style-name="P20">Kant was crystal clear about his answer. Reality—real, </text:p>
      <text:p text:style-name="P20">noumenal reality—is forever closed off to reason, and reason is </text:p>
      <text:p text:style-name="P20">limited to awareness and understanding of its own subjective </text:p>
      <text:p text:style-name="P20">products. Reason has “no other purpose than to prescribe its own </text:p>
      <text:p text:style-name="P20">formal rule for the extension of its empirical employment, and not </text:p>
      <text:p text:style-name="P20">any extension beyond all limits of empirical employment.” 3 Limited to </text:p>
      <text:p text:style-name="P20">knowledge of phenomena that it has itself constructed according to </text:p>
      <text:p text:style-name="P20">its own design, reason cannot know anything outside itself. </text:p>
      <text:p text:style-name="P20"/>
      <text:p text:style-name="P21">He saw the beating </text:p>
      <text:p text:style-name="P21">that religion had taken at the hands of the Enlightenment thinkers, </text:p>
      <text:p text:style-name="P21">and he agreed strongly with them that religion cannot be justified </text:p>
      <text:p text:style-name="P21">by reason. So he realized that we need to decide which has </text:p>
      <text:p text:style-name="P21">priority—reason or religion. Kant firmly chose religion. This meant </text:p>
      <text:p text:style-name="P21">that reason had to be put in its proper, subordinate, place. And so, </text:p>
      <text:p text:style-name="P21">as he stated famously in the Second Preface to the first Critique, “I </text:p>
      <text:p text:style-name="P21">here therefore found it necessary to deny knowledge in order to </text:p>
      <text:p text:style-name="P21">make room for faith.” 5 One purpose of the Critique, accordingly, was </text:p>
      <text:p text:style-name="P21">to limit severely the scope of reason. By closing noumenal reality </text:p>
      <text:p text:style-name="P21">off to reason, all rational arguments against the existence of God </text:p>
      <text:p text:style-name="P21">could be dismissed.</text:p>
      <text:p text:style-name="P21"/>
      <text:p text:style-name="P21"/>
      <text:p text:style-name="P21"><text:soft-page-break/>Neo-Kantianism evolved during the nineteenth century, </text:p>
      <text:p text:style-name="P21">and by the twentieth century two main forms had emerged. One </text:p>
      <text:p text:style-name="P21">form was Structuralism, of which Ferdinand de Saussure was a </text:p>
      <text:p text:style-name="P21">prominent exponent, representing the broadly rationalist wing of </text:p>
      <text:p text:style-name="P21">Kantianism. The other was Phenomenology, of which Edmund </text:p>
      <text:p text:style-name="P21">Husserl was a prominent representative, representing the broadly </text:p>
      <text:p text:style-name="P21">empiricist wing of Kantianism. Structuralism was a linguistic </text:p>
      <text:p text:style-name="P21">version of Kantianism, holding that language is a self-contained, </text:p>
      <text:p text:style-name="P21">non-referential system, and that the philosophical task was to seek </text:p>
      <text:p text:style-name="P21">out language’s necessary and universal structural features, those </text:p>
      <text:p text:style-name="P21">features taken to underlie and be prior to the empirical, contingent </text:p>
      <text:p text:style-name="P21">features of language. Phenomenology’s focus was upon careful </text:p>
      <text:p text:style-name="P21">examination of the contingent flow of the experiential given, </text:p>
      <text:p text:style-name="P21">avoiding any existential inferences or assumptions about what one </text:p>
      <text:p text:style-name="P21">experiences, and seeking simply to describe experience as neutrally </text:p>
      <text:p text:style-name="P22">and as clearly as possible. In effect, the Structuralists were seeking </text:p>
      <text:p text:style-name="P21">subjective noumenal categories, and the Phenomenologists were </text:p>
      <text:p text:style-name="P21">content with describing the phenomena without asking what </text:p>
      <text:p text:style-name="P21">connection to an external reality those experiences might have.</text:p>
      <text:p text:style-name="P20"/>
      <text:p text:style-name="P23">Kant was the decisive break with the Enlightenment and the first </text:p>
      <text:p text:style-name="P23">major step toward postmodernism. Contrary to the Enlightenment </text:p>
      <text:p text:style-name="P23">account of reason, Kant held that the mind is not a response </text:p>
      <text:p text:style-name="P23">mechanism but a constitutive mechanism. He held that the mind— </text:p>
      <text:p text:style-name="P23">and not reality—sets the terms for knowledge. And he held that </text:p>
      <text:p text:style-name="P23">reality conforms to reason, not vice versa. In the history of </text:p>
      <text:p text:style-name="P23">philosophy, Kant marks a fundamental shift from objectivity as the </text:p>
      <text:p text:style-name="P23">standard to subjectivity as the standard.</text:p>
      <text:p text:style-name="P23"/>
      <text:p text:style-name="P23"/>
      <text:p text:style-name="P29"/>
      <text:p text:style-name="P23"/>
      <text:p text:style-name="P23"/>
      <text:p text:style-name="P23"/>
      <text:p text:style-name="P23"/>
      <text:p text:style-name="P23"/>
      <text:p text:style-name="P30"/>
      <text:p text:style-name="P20"/>
      <text:p text:style-name="P26"/>
      <text:p text:style-name="P10"><text:s/></text:p>
      <text:p text:style-name="P10"/>
      <text:p text:style-name="P11">Peterson, Jordan. <text:span text:style-name="T5">Postmodernism &amp; the Mask of Compassion</text:span><text:span text:style-name="T8">. YouTube. May 22, 2017.</text:span></text:p>
      <text:p text:style-name="P11"/>
      <text:p text:style-name="P11">- <text:span text:style-name="T10">public funding of activist departments should be cut</text:span></text:p>
      <text:p text:style-name="P11">- <text:span text:style-name="T10">80% of humanities papers in journals have 0 citations</text:span></text:p>
      <text:p text:style-name="P11"/>
      <text:p text:style-name="P11"/>
      <text:p text:style-name="P12"/>
      <text:p text:style-name="P12"><text:soft-page-break/></text:p>
      <text:p text:style-name="P27"/>
      <text:p text:style-name="P12"/>
      <text:p text:style-name="P12">YT: “Trumps America and Anti-Fascist Organizing”</text:p>
      <text:p text:style-name="P12"/>
      <text:p text:style-name="P12">- blamed lack of addressing real economic issues by Clinton as the reason why “scaremongering” worked</text:p>
      <text:p text:style-name="P12">- “should not be taken lightly”</text:p>
      <text:p text:style-name="P12">- “ways to prepare the ground for the work that needs to be done”</text:p>
      <text:p text:style-name="P12"/>
      <text:p text:style-name="P12">john nichols – editor, the nation:</text:p>
      <text:p text:style-name="P12">- interpreted last speech in Minneapolis as a direct attack on Somalis</text:p>
      <text:p text:style-name="P12"/>
      <text:p text:style-name="P12">Maryam Jamshidi, Editor in Chief, Muftah</text:p>
      <text:p text:style-name="P12">- “obviously there was a lot of rhetoric around race, religion and immigration and we need to grapple with that played a very important role with why he won the election....”</text:p>
      <text:p text:style-name="P12">“racism and xenophobia has a strong populist strength among this population” (trump supporters)</text:p>
      <text:p text:style-name="P12">[the muslims] “will not be able to push back against the hate crimes that will occur against them in the next few years”</text:p>
      <text:p text:style-name="P12">“it has become very socially acceptable to say terrible things about muslims”</text:p>
      <text:p text:style-name="P12">“<text:span text:style-name="T11">the </text:span>comments get made. At best, you have silence”</text:p>
      <text:p text:style-name="P12">“<text:span text:style-name="T11">thereneeds to be more proactive efforts to speak out against all of it..”</text:span></text:p>
      <text:p text:style-name="P12">“<text:span text:style-name="T11">i can't tell you how many muslims have been horrified at having a microaggression happen to them in a very public place and nobody coming to their assistance”</text:span></text:p>
      <text:p text:style-name="P12"/>
      <text:p text:style-name="P27"/>
      <text:p text:style-name="P12"/>
      <text:p text:style-name="P24">“Tucker Carlson Tonight”. Fox News Channel. Aired May 30, 2017.</text:p>
      <text:p text:style-name="P25">Eric Clanton – SFSU graduate, former Diablo Valley College professor of philosophy / ethics</text:p>
      <text:p text:style-name="P25">- hit at least 3 Free Speech advocates with a U-shaped bike lock</text:p>
      <text:p text:style-name="P25">- discovered from an investigation from /pol on 4chan</text:p>
      <text:p text:style-name="P25">attorney – Dan Siegel, civil rights attorney</text:p>
      <text:p text:style-name="P13">attorney claims that flags with nazi and KKK slogans / imagery were being shown, excuse for violence</text:p>
      <text:p text:style-name="P13">attorney argues that not proven his client, argues for rampant violence from “right-wingers”</text:p>
      <text:p text:style-name="P13">- argued that stabbing in Oregon was by trump supporter ( actually a bernie / jill stein supporter )</text:p>
      <text:p text:style-name="P28"/>
      <text:p text:style-name="P14"><text:soft-page-break/></text:p>
      <text:p text:style-name="P14">“Moldylocks”</text:p>
      <text:p text:style-name="P15">Louise Rosealma</text:p>
      <text:p text:style-name="P15">- $80,000 gofundme for medical bills for concussion, etc even though no visible marks on CBS News interview less than a week after the event</text:p>
      <text:p text:style-name="P15">Nathan Domingo – Identity Evropa – punched her</text:p>
      <text:p text:style-name="P15"/>
      <text:p text:style-name="P16">websites selling concealed weapons for Antifasc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Palladio Uralic" svg:font-family="'Palladio Ura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21:44:06.569931659</meta:creation-date>
    <dc:date>2017-07-15T11:43:19.153166263</dc:date>
    <meta:editing-duration>PT20H42M32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8" meta:paragraph-count="255" meta:word-count="2321" meta:character-count="15128" meta:non-whitespace-character-count="12828"/>
  </office:meta>
</office:document-meta>
</file>